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48.1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47.1mm"/>
    </style:style>
    <style:style style:name="co15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55308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224b12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24b12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55308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55308d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color="#55308d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  <style:text-properties fo:color="#55308d"/>
    </style:style>
    <style:style style:name="ce17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fo:color="#55308d"/>
    </style:style>
    <style:style style:name="ce18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fo:color="#55308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ulário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mbalagem</text:p>
          </table:table-cell>
          <table:table-cell table:style-name="ce1" office:value-type="string" calcext:value-type="string">
            <text:p>Tamanhos</text:p>
          </table:table-cell>
          <table:table-cell table:style-name="ce1" office:value-type="string" calcext:value-type="string">
            <text:p>Unidade</text:p>
          </table:table-cell>
          <table:table-cell/>
          <table:table-cell table:style-name="ce6" office:value-type="string" calcext:value-type="string">
            <text:p>Marcas</text:p>
          </table:table-cell>
          <table:table-cell table:style-name="ce6" office:value-type="string" calcext:value-type="string">
            <text:p>Origem</text:p>
          </table:table-cell>
          <table:table-cell/>
          <table:table-cell table:style-name="ce8" office:value-type="string" calcext:value-type="string" table:number-columns-spanned="8" table:number-rows-spanned="1">
            <text:p>Cerveja</text:p>
          </table:table-cell>
          <table:covered-table-cell table:style-name="ce10"/>
          <table:covered-table-cell table:number-columns-repeated="3" table:style-name="ce6"/>
          <table:covered-table-cell table:number-columns-repeated="3"/>
        </table:table-row>
        <table:table-row table:style-name="ro1">
          <table:table-cell table:style-name="ce2" table:formula="of:=COM.MICROSOFT.CONCAT([.B2];&quot; - &quot;;[.C2];[.D2])" office:value-type="string" office:string-value="Lata - 269ml" calcext:value-type="string">
            <text:p>Lata - 269ml</text:p>
          </table:table-cell>
          <table:table-cell table:style-name="ce3" office:value-type="string" calcext:value-type="string">
            <text:p>Lata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Adriática</text:p>
          </table:table-cell>
          <table:table-cell table:style-name="ce3" office:value-type="string" calcext:value-type="string">
            <text:p>Nacional</text:p>
          </table:table-cell>
          <table:table-cell/>
          <table:table-cell table:style-name="ce6" office:value-type="string" calcext:value-type="string">
            <text:p>Marca</text:p>
          </table:table-cell>
          <table:table-cell table:style-name="ce6" office:value-type="string" calcext:value-type="string">
            <text:p>Qtde Unidade(ml)</text:p>
          </table:table-cell>
          <table:table-cell table:style-name="ce6" office:value-type="string" calcext:value-type="string">
            <text:p>Qtde Pct</text:p>
          </table:table-cell>
          <table:table-cell table:style-name="ce6" office:value-type="string" calcext:value-type="string">
            <text:p>Total(Lt)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Preço Unidade</text:p>
          </table:table-cell>
          <table:table-cell table:style-name="ce6" office:value-type="string" calcext:value-type="string">
            <text:p>Preço ml</text:p>
          </table:table-cell>
          <table:table-cell table:style-name="ce6" office:value-type="string" calcext:value-type="string">
            <text:p>Preço Lt</text:p>
          </table:table-cell>
        </table:table-row>
        <table:table-row table:style-name="ro1">
          <table:table-cell table:style-name="ce2" table:formula="of:=COM.MICROSOFT.CONCAT([.B3];&quot; - &quot;;[.C3];[.D3])" office:value-type="string" office:string-value="Lata - 350ml" calcext:value-type="string">
            <text:p>Lata - 350ml</text:p>
          </table:table-cell>
          <table:table-cell table:style-name="ce3" office:value-type="string" calcext:value-type="string">
            <text:p>Lata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Antártica</text:p>
          </table:table-cell>
          <table:table-cell table:style-name="ce3" office:value-type="string" calcext:value-type="string">
            <text:p>Nacional</text:p>
          </table:table-cell>
          <table:table-cell/>
          <table:table-cell table:style-name="ce9" table:formula="of:=COM.MICROSOFT.CONCAT([.F16];&quot; &quot;;[.A2])" office:value-type="string" office:string-value="Brahma Lata - 269ml" calcext:value-type="string">
            <text:p>Brahma Lata - 269ml</text:p>
          </table:table-cell>
          <table:table-cell table:style-name="ce11" table:formula="of:=[.C2]" office:value-type="float" office:value="269" calcext:value-type="float">
            <text:p>269</text:p>
          </table:table-cell>
          <table:table-cell table:style-name="ce4" office:value-type="float" office:value="15" calcext:value-type="float">
            <text:p>15</text:p>
          </table:table-cell>
          <table:table-cell table:style-name="ce12" table:formula="of:=COM.MICROSOFT.CONCAT([.K3]*[.J3];&quot;lt&quot;)" office:value-type="string" office:string-value="4035lt" calcext:value-type="string">
            <text:p>4035lt</text:p>
          </table:table-cell>
          <table:table-cell table:style-name="ce14" office:value-type="currency" office:currency="BRL" office:value="29.9" calcext:value-type="currency">
            <text:p>R$ 29,90</text:p>
          </table:table-cell>
          <table:table-cell table:style-name="ce15" table:formula="of:=[.M3]/[.K3]" office:value-type="currency" office:currency="BRL" office:value="1.99333333333333" calcext:value-type="currency">
            <text:p>R$ 1,99</text:p>
          </table:table-cell>
          <table:table-cell table:style-name="ce16" table:formula="of:=COM.MICROSOFT.CONCAT(&quot;R$ &quot;;[.N3]/[.J3])" office:value-type="string" office:string-value="R$ 0,00741016109045849" calcext:value-type="string">
            <text:p>R$ 0,00741016109045849</text:p>
          </table:table-cell>
          <table:table-cell table:style-name="ce17" table:formula="of:=[.O3]*1000" office:value-type="currency" office:currency="BRL" office:value="7.41016109045849" calcext:value-type="currency">
            <text:p>R$ 7,41</text:p>
          </table:table-cell>
        </table:table-row>
        <table:table-row table:style-name="ro1">
          <table:table-cell table:style-name="ce2" table:formula="of:=COM.MICROSOFT.CONCAT([.B4];&quot; - &quot;;[.C4];[.D4])" office:value-type="string" office:string-value="Lata - 473ml" calcext:value-type="string">
            <text:p>Lata - 473ml</text:p>
          </table:table-cell>
          <table:table-cell table:style-name="ce3" office:value-type="string" calcext:value-type="string">
            <text:p>Lata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Antártica Original</text:p>
          </table:table-cell>
          <table:table-cell table:style-name="ce3" office:value-type="string" calcext:value-type="string">
            <text:p>Nacional</text:p>
          </table:table-cell>
          <table:table-cell/>
          <table:table-cell table:style-name="ce9" table:formula="of:=COM.MICROSOFT.CONCAT([.F16];&quot; &quot;;[.A3])" office:value-type="string" office:string-value="Brahma Lata - 350ml" calcext:value-type="string">
            <text:p>Brahma Lata - 350ml</text:p>
          </table:table-cell>
          <table:table-cell table:style-name="ce11" table:formula="of:=[.C3]" office:value-type="float" office:value="350" calcext:value-type="float">
            <text:p>350</text:p>
          </table:table-cell>
          <table:table-cell table:style-name="ce4" office:value-type="float" office:value="12" calcext:value-type="float">
            <text:p>12</text:p>
          </table:table-cell>
          <table:table-cell table:style-name="ce13" table:formula="of:=COM.MICROSOFT.CONCAT([.K4]*[.J4];&quot;lt&quot;)" office:value-type="string" office:string-value="4200lt" calcext:value-type="string">
            <text:p>4200lt</text:p>
          </table:table-cell>
          <table:table-cell table:style-name="ce14" office:value-type="currency" office:currency="BRL" office:value="32" calcext:value-type="currency">
            <text:p>R$ 32,00</text:p>
          </table:table-cell>
          <table:table-cell table:style-name="ce15" table:formula="of:=[.M4]/[.K4]" office:value-type="currency" office:currency="BRL" office:value="2.66666666666667" calcext:value-type="currency">
            <text:p>R$ 2,67</text:p>
          </table:table-cell>
          <table:table-cell table:style-name="ce16" table:formula="of:=COM.MICROSOFT.CONCAT(&quot;R$ &quot;;[.N4]/[.J4])" office:value-type="string" office:string-value="R$ 0,00761904761904762" calcext:value-type="string">
            <text:p>R$ 0,00761904761904762</text:p>
          </table:table-cell>
          <table:table-cell table:style-name="ce17" table:formula="of:=[.O4]*1000" office:value-type="currency" office:currency="BRL" office:value="7.61904761904762" calcext:value-type="currency">
            <text:p>R$ 7,62</text:p>
          </table:table-cell>
        </table:table-row>
        <table:table-row table:style-name="ro1">
          <table:table-cell table:style-name="ce2" table:formula="of:=COM.MICROSOFT.CONCAT([.B5];&quot; - &quot;;[.C5];[.D5])" office:value-type="string" office:string-value="Lata - 550ml" calcext:value-type="string">
            <text:p>Lata - 550ml</text:p>
          </table:table-cell>
          <table:table-cell table:style-name="ce3" office:value-type="string" calcext:value-type="string">
            <text:p>Lata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Avós</text:p>
          </table:table-cell>
          <table:table-cell table:style-name="ce3" office:value-type="string" calcext:value-type="string">
            <text:p>Nacional</text:p>
          </table:table-cell>
          <table:table-cell/>
          <table:table-cell table:style-name="ce9" table:formula="of:=COM.MICROSOFT.CONCAT([.F16];&quot; &quot;;[.A3])" office:value-type="string" office:string-value="Brahma Lata - 350ml" calcext:value-type="string">
            <text:p>Brahma Lata - 350ml</text:p>
          </table:table-cell>
          <table:table-cell table:style-name="ce11" table:formula="of:=[.C3]" office:value-type="float" office:value="350" calcext:value-type="float">
            <text:p>350</text:p>
          </table:table-cell>
          <table:table-cell table:style-name="ce4" office:value-type="float" office:value="18" calcext:value-type="float">
            <text:p>18</text:p>
          </table:table-cell>
          <table:table-cell table:style-name="ce13" table:formula="of:=COM.MICROSOFT.CONCAT([.K5]*[.J5];&quot;lt&quot;)" office:value-type="string" office:string-value="6300lt" calcext:value-type="string">
            <text:p>6300lt</text:p>
          </table:table-cell>
          <table:table-cell table:style-name="ce14" office:value-type="currency" office:currency="BRL" office:value="43" calcext:value-type="currency">
            <text:p>R$ 43,00</text:p>
          </table:table-cell>
          <table:table-cell table:style-name="ce15" table:formula="of:=[.M5]/[.K5]" office:value-type="currency" office:currency="BRL" office:value="2.38888888888889" calcext:value-type="currency">
            <text:p>R$ 2,39</text:p>
          </table:table-cell>
          <table:table-cell table:style-name="ce16" table:formula="of:=COM.MICROSOFT.CONCAT(&quot;R$ &quot;;[.N5]/[.J5])" office:value-type="string" office:string-value="R$ 0,00682539682539683" calcext:value-type="string">
            <text:p>R$ 0,00682539682539683</text:p>
          </table:table-cell>
          <table:table-cell table:style-name="ce18" table:formula="of:=[.O5]*1000" office:value-type="currency" office:currency="BRL" office:value="6.82539682539683" calcext:value-type="currency">
            <text:p>R$ 6,83</text:p>
          </table:table-cell>
        </table:table-row>
        <table:table-row table:style-name="ro1">
          <table:table-cell table:style-name="ce2" table:formula="of:=COM.MICROSOFT.CONCAT([.B6];&quot; - &quot;;[.C6];[.D6])" office:value-type="string" office:string-value="Long Neck - 275ml" calcext:value-type="string">
            <text:p>Long Neck - 275ml</text:p>
          </table:table-cell>
          <table:table-cell table:style-name="ce3" office:value-type="string" calcext:value-type="string">
            <text:p>Long Neck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Becasse</text:p>
          </table:table-cell>
          <table:table-cell table:style-name="ce3" office:value-type="string" calcext:value-type="string">
            <text:p>Internacional</text:p>
          </table:table-cell>
          <table:table-cell/>
          <table:table-cell table:style-name="ce9" table:formula="of:=COM.MICROSOFT.CONCAT([.F16];&quot; &quot;;[.A4])" office:value-type="string" office:string-value="Brahma Lata - 473ml" calcext:value-type="string">
            <text:p>Brahma Lata - 473ml</text:p>
          </table:table-cell>
          <table:table-cell table:style-name="ce11" table:formula="of:=[.C4]" office:value-type="float" office:value="473" calcext:value-type="float">
            <text:p>473</text:p>
          </table:table-cell>
          <table:table-cell table:style-name="ce4" office:value-type="float" office:value="12" calcext:value-type="float">
            <text:p>12</text:p>
          </table:table-cell>
          <table:table-cell table:style-name="ce13" table:formula="of:=COM.MICROSOFT.CONCAT([.K6]*[.J6];&quot;lt&quot;)" office:value-type="string" office:string-value="5676lt" calcext:value-type="string">
            <text:p>5676lt</text:p>
          </table:table-cell>
          <table:table-cell table:style-name="ce14" office:value-type="currency" office:currency="BRL" office:value="45" calcext:value-type="currency">
            <text:p>R$ 45,00</text:p>
          </table:table-cell>
          <table:table-cell table:style-name="ce15" table:formula="of:=[.M6]/[.K6]" office:value-type="currency" office:currency="BRL" office:value="3.75" calcext:value-type="currency">
            <text:p>R$ 3,75</text:p>
          </table:table-cell>
          <table:table-cell table:style-name="ce16" table:formula="of:=COM.MICROSOFT.CONCAT(&quot;R$ &quot;;[.N6]/[.J6])" office:value-type="string" office:string-value="R$ 0,00792811839323467" calcext:value-type="string">
            <text:p>R$ 0,00792811839323467</text:p>
          </table:table-cell>
          <table:table-cell table:style-name="ce17" table:formula="of:=[.O6]*1000" office:value-type="currency" office:currency="BRL" office:value="7.92811839323467" calcext:value-type="currency">
            <text:p>R$ 7,93</text:p>
          </table:table-cell>
        </table:table-row>
        <table:table-row table:style-name="ro1">
          <table:table-cell table:style-name="ce2" table:formula="of:=COM.MICROSOFT.CONCAT([.B7];&quot; - &quot;;[.C7];[.D7])" office:value-type="string" office:string-value="Long Neck - 343ml" calcext:value-type="string">
            <text:p>Long Neck - 343ml</text:p>
          </table:table-cell>
          <table:table-cell table:style-name="ce3" office:value-type="string" calcext:value-type="string">
            <text:p>Long Neck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Beck'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style-name="ce2" table:formula="of:=COM.MICROSOFT.CONCAT([.B8];&quot; - &quot;;[.C8];[.D8])" office:value-type="string" office:string-value="Garrafa - 355ml" calcext:value-type="string">
            <text:p>Garrafa - 355ml</text:p>
          </table:table-cell>
          <table:table-cell table:style-name="ce3" office:value-type="string" calcext:value-type="string">
            <text:p>Garrafa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Belle Vue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style-name="ce2" table:formula="of:=COM.MICROSOFT.CONCAT([.B9];&quot; - &quot;;[.C9];[.D9])" office:value-type="string" office:string-value="Garrafa - 600ml" calcext:value-type="string">
            <text:p>Garrafa - 600ml</text:p>
          </table:table-cell>
          <table:table-cell table:style-name="ce3" office:value-type="string" calcext:value-type="string">
            <text:p>Garrafa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Bier Hoff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style-name="ce2" table:formula="of:=COM.MICROSOFT.CONCAT([.B10];&quot; - &quot;;[.C10];[.D10])" office:value-type="string" office:string-value="Garrafa - 1000ml" calcext:value-type="string">
            <text:p>Garrafa - 1000ml</text:p>
          </table:table-cell>
          <table:table-cell table:style-name="ce3" office:value-type="string" calcext:value-type="string">
            <text:p>Garrafa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Bier Nards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style-name="ce2" table:formula="of:=COM.MICROSOFT.CONCAT([.B11];&quot; - &quot;;[.C11];[.D11])" office:value-type="string" office:string-value="Garrafa - 300ml" calcext:value-type="string">
            <text:p>Garrafa - 300ml</text:p>
          </table:table-cell>
          <table:table-cell table:style-name="ce3" office:value-type="string" calcext:value-type="string">
            <text:p>Garrafa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ml</text:p>
          </table:table-cell>
          <table:table-cell/>
          <table:table-cell table:style-name="ce3" office:value-type="string" calcext:value-type="string">
            <text:p>Bierland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irra del Borgo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londine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luepoint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ohemi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rahm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ud Light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Budweiser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Caracu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Chimay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Cícer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Colorado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Corona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ádiv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elirium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eu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iekirch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uvel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ranziskaner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Goose Island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Gouden Carolu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Hausen Bier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Heilige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Hertog Jan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Hoegaarden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Imigração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Jupiler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Kona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KüD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Kwak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La Chouffe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Leffe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Lowenbrau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Madrecit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Maredsou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Norteña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Patagonia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Polar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Pratinh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Quilme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Redhook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Roleta Russ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ea Dog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erramalte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hipyard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kol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paten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t. Pauli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tella Artoi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uméria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ynergy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Tito Bier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Três Fidalgas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Tripel Karmeliet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Tupiniquim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Vedett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Wäls</text:p>
          </table:table-cell>
          <table:table-cell table:style-name="ce3" office:value-type="string" calcext:value-type="string">
            <text:p>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Widmer Brothers</text:p>
          </table:table-cell>
          <table:table-cell table:style-name="ce3" office:value-type="string" calcext:value-type="string">
            <text:p>Internacion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7" office:value-type="string" calcext:value-type="string">
            <text:p>Total</text:p>
          </table:table-cell>
          <table:table-cell table:style-name="ce6" table:formula="of:=ROWS([.E2:.E71])" office:value-type="float" office:value="70" calcext:value-type="float">
            <text:p>70</text:p>
          </table:table-cell>
          <table:table-cell table:number-columns-repeated="9"/>
        </table:table-row>
        <table:table-row table:style-name="ro1" table:number-rows-repeated="104850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Planilha1.F2:Planilha1.G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Pastel_20_Bouquet" draw:display-name="Pastel Bouquet" draw:style="linear" draw:start-color="#dde8cb" draw:end-color="#ffd7d7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6:58:13.659000000</meta:creation-date>
    <dc:date>2018-08-18T21:50:31.891000000</dc:date>
    <meta:editing-duration>PT2H28M</meta:editing-duration>
    <meta:editing-cycles>3</meta:editing-cycles>
    <meta:generator>LibreOffice/6.1.0.3$Windows_X86_64 LibreOffice_project/efb621ed25068d70781dc026f7e9c5187a4decd1</meta:generator>
    <meta:document-statistic meta:table-count="1" meta:cell-count="229" meta:object-count="0"/>
  </office:meta>
</office:document-meta>
</file>